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end" style:justify-single-word="false"/>
      <style:text-properties style:font-name="FreeSans" fo:font-size="20pt" officeooo:paragraph-rsid="0006ad19" style:font-size-asian="20pt" style:font-size-complex="20pt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paragraph-rsid="0006ad19"/>
    </style:style>
    <style:style style:name="P3" style:family="paragraph" style:parent-style-name="Preformatted_20_Text">
      <style:paragraph-properties fo:line-height="150%" fo:text-align="justify" style:justify-single-word="false"/>
      <style:text-properties officeooo:paragraph-rsid="00044597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FreeSans" fo:font-size="12pt" style:font-size-asian="12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08057e"/>
    </style:style>
    <style:style style:name="P6" style:family="paragraph" style:parent-style-name="Text_20_body">
      <style:paragraph-properties fo:line-height="100%" fo:text-align="justify" style:justify-single-word="false"/>
    </style:style>
    <style:style style:name="P7" style:family="paragraph" style:parent-style-name="Text_20_body">
      <style:paragraph-properties fo:line-height="100%" fo:text-align="justify" style:justify-single-word="false"/>
      <style:text-properties officeooo:paragraph-rsid="0006ad19"/>
    </style:style>
    <style:style style:name="P8" style:family="paragraph" style:parent-style-name="Text_20_body">
      <style:paragraph-properties fo:margin-top="0cm" fo:margin-bottom="0cm" fo:line-height="150%" fo:text-align="justify" style:justify-single-word="false"/>
      <style:text-properties style:font-name="FreeSans" fo:font-size="12pt" fo:font-weight="bold" officeooo:paragraph-rsid="00052e23" style:font-size-asian="12pt" style:font-weight-asian="bold" style:font-size-complex="12pt" style:font-weight-complex="bold"/>
    </style:style>
    <style:style style:name="P9" style:family="paragraph" style:parent-style-name="Heading_20_3">
      <style:paragraph-properties fo:line-height="150%" fo:text-align="justify" style:justify-single-word="false"/>
      <style:text-properties style:font-name="FreeSans" fo:font-size="12pt" style:text-underline-style="solid" style:text-underline-width="auto" style:text-underline-color="font-color" officeooo:paragraph-rsid="0006ad19" style:font-size-asian="12pt" style:font-size-complex="12pt"/>
    </style:style>
    <style:style style:name="P10" style:family="paragraph" style:parent-style-name="Heading_20_3">
      <style:paragraph-properties fo:line-height="150%" fo:text-align="justify" style:justify-single-word="false" fo:break-before="page"/>
      <style:text-properties officeooo:paragraph-rsid="00044597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FreeSans" fo:font-size="12pt" style:font-size-asian="12pt" style:font-size-complex="12pt"/>
    </style:style>
    <style:style style:name="P12" style:family="paragraph" style:parent-style-name="Text_20_body" style:list-style-name="L1">
      <style:paragraph-properties fo:line-height="150%" fo:text-align="justify" style:justify-single-word="false"/>
      <style:text-properties style:font-name="FreeSans" fo:font-size="12pt" style:font-size-asian="12pt" style:font-size-complex="12pt"/>
    </style:style>
    <style:style style:name="P13" style:family="paragraph" style:parent-style-name="Text_20_body" style:list-style-name="L2">
      <style:paragraph-properties fo:line-height="150%" fo:text-align="justify" style:justify-single-word="false"/>
      <style:text-properties style:font-name="FreeSans" fo:font-size="12pt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FreeSans" fo:font-size="12pt" officeooo:paragraph-rsid="0008057e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FreeSans" fo:font-size="12pt" officeooo:rsid="00052e23" officeooo:paragraph-rsid="00052e23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cm" fo:line-height="150%" fo:text-align="justify" style:justify-single-word="false"/>
    </style:style>
    <style:style style:name="P17" style:family="paragraph" style:parent-style-name="Text_20_body" style:list-style-name="L1">
      <style:paragraph-properties fo:margin-top="0cm" fo:margin-bottom="0cm" fo:line-height="150%" fo:text-align="justify" style:justify-single-word="false"/>
      <style:text-properties style:font-name="FreeSans" fo:font-size="12pt" style:font-size-asian="12pt" style:font-size-complex="12pt"/>
    </style:style>
    <style:style style:name="P18" style:family="paragraph" style:parent-style-name="Text_20_body" style:list-style-name="L2">
      <style:paragraph-properties fo:margin-top="0cm" fo:margin-bottom="0cm" fo:line-height="150%" fo:text-align="justify" style:justify-single-word="false"/>
      <style:text-properties style:font-name="FreeSans" fo:font-size="12pt" style:font-size-asian="12pt" style:font-size-complex="12pt"/>
    </style:style>
    <style:style style:name="P19" style:family="paragraph" style:parent-style-name="Text_20_body" style:list-style-name="L2">
      <style:paragraph-properties fo:margin-top="0cm" fo:margin-bottom="0cm" fo:line-height="150%" fo:text-align="justify" style:justify-single-word="false"/>
      <style:text-properties style:font-name="FreeSans" fo:font-size="12pt" officeooo:paragraph-rsid="00052e23" style:font-size-asian="12pt" style:font-size-complex="12pt"/>
    </style:style>
    <style:style style:name="P20" style:family="paragraph" style:parent-style-name="Text_20_body">
      <style:paragraph-properties fo:margin-top="0cm" fo:margin-bottom="0cm" fo:line-height="150%" fo:text-align="justify" style:justify-single-word="false"/>
      <style:text-properties style:font-name="FreeSans" fo:font-size="12pt" style:text-underline-style="solid" style:text-underline-width="auto" style:text-underline-color="font-color" fo:font-weight="bold" officeooo:rsid="00044597" officeooo:paragraph-rsid="00044597" style:font-size-asian="12pt" style:font-size-complex="12pt"/>
    </style:style>
    <style:style style:name="P21" style:family="paragraph" style:parent-style-name="Text_20_body">
      <style:paragraph-properties fo:margin-top="0cm" fo:margin-bottom="0cm" fo:line-height="150%" fo:text-align="justify" style:justify-single-word="false"/>
      <style:text-properties style:font-name="FreeSans" fo:font-size="12pt" style:text-underline-style="solid" style:text-underline-width="auto" style:text-underline-color="font-color" fo:font-weight="bold" officeooo:rsid="00052e23" officeooo:paragraph-rsid="00052e23" style:font-size-asian="12pt" style:font-size-complex="12pt"/>
    </style:style>
    <style:style style:name="T1" style:family="text">
      <style:text-properties officeooo:rsid="00044597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 officeooo:rsid="00044597"/>
    </style:style>
    <style:style style:name="T4" style:family="text">
      <style:text-properties style:text-underline-style="solid" style:text-underline-width="auto" style:text-underline-color="font-color" officeooo:rsid="0006ad19"/>
    </style:style>
    <style:style style:name="T5" style:family="text">
      <style:text-properties style:text-underline-style="solid" style:text-underline-width="auto" style:text-underline-color="font-color" officeooo:rsid="000a470e"/>
    </style:style>
    <style:style style:name="T6" style:family="text">
      <style:text-properties style:font-name="FreeSans" fo:font-size="12pt" style:text-underline-style="none" officeooo:rsid="0006ad19" style:font-size-asian="12pt" style:font-size-complex="12pt"/>
    </style:style>
    <style:style style:name="T7" style:family="text">
      <style:text-properties style:font-name="FreeSans" fo:font-size="12pt" style:font-size-asian="12pt" style:font-size-complex="12pt"/>
    </style:style>
    <style:style style:name="T8" style:family="text">
      <style:text-properties style:font-name="FreeSans" fo:font-size="12pt" officeooo:rsid="00044597" style:font-size-asian="12pt" style:font-size-complex="12pt"/>
    </style:style>
    <style:style style:name="T9" style:family="text">
      <style:text-properties style:font-name="FreeSans" fo:font-size="12pt" officeooo:rsid="00052e23" style:font-size-asian="12pt" style:font-size-complex="12pt"/>
    </style:style>
    <style:style style:name="T10" style:family="text">
      <style:text-properties style:font-name="FreeSans" fo:font-size="12pt" officeooo:rsid="0006ad19" style:font-size-asian="12pt" style:font-size-complex="12pt"/>
    </style:style>
    <style:style style:name="T11" style:family="text">
      <style:text-properties style:font-name="FreeSans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FreeSans" fo:font-size="12pt" fo:font-weight="bold" officeooo:rsid="00044597" style:font-size-asian="12pt" style:font-weight-asian="bold" style:font-size-complex="12pt" style:font-weight-complex="bold"/>
    </style:style>
    <style:style style:name="T13" style:family="text">
      <style:text-properties style:font-name="FreeSans" fo:font-size="12pt" fo:font-weight="bold" officeooo:rsid="0006ad19" style:font-size-asian="12pt" style:font-weight-asian="bold" style:font-size-complex="12pt" style:font-weight-complex="bold"/>
    </style:style>
    <style:style style:name="T14" style:family="text">
      <style:text-properties style:font-name="FreeSans" fo:font-size="12pt" fo:font-weight="bold" style:font-size-asian="12pt" style:font-size-complex="12pt"/>
    </style:style>
    <style:style style:name="T15" style:family="text">
      <style:text-properties style:font-name="FreeSans" fo:font-size="12pt" style:text-underline-style="solid" style:text-underline-width="auto" style:text-underline-color="font-color" officeooo:rsid="00044597" style:font-size-asian="12pt" style:font-size-complex="12pt"/>
    </style:style>
    <style:style style:name="T16" style:family="text">
      <style:text-properties style:font-name="FreeSans" fo:font-size="12pt" style:text-underline-style="solid" style:text-underline-width="auto" style:text-underline-color="font-color" fo:font-weight="bold" officeooo:rsid="00044597" style:font-size-asian="12pt" style:font-weight-asian="bold" style:font-size-complex="12pt" style:font-weight-complex="bold"/>
    </style:style>
    <style:style style:name="T17" style:family="text">
      <style:text-properties style:font-name="FreeSans" fo:font-size="12pt" fo:font-style="normal" style:text-underline-style="solid" style:text-underline-width="auto" style:text-underline-color="font-color" fo:font-weight="bold" officeooo:rsid="00044597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FreeSans" fo:font-size="12pt" fo:font-style="normal" fo:font-weight="bold" officeooo:rsid="00044597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y</text:span><text:span text:style-name="T3">ABA</text:span><text:span text:style-name="T1"> </text:span><text:span text:style-name="T4">Math</text:span></text:p>
      <text:p text:style-name="P2"><text:span text:style-name="T6"><text:tab/>This </text:span><text:span text:style-name="T8">is a gnu/linux variation of ABA Math, developed by </text:span><text:a xlink:type="simple" xlink:href="mailto:harry_dolan@users.sourceforge.net" office:target-frame-name="_top" xlink:show="replace"><text:span text:style-name="Emphasis"><text:span text:style-name="T8">Harry Dolan</text:span></text:span></text:a><text:span text:style-name="Emphasis"><text:span text:style-name="T8">, father of an eight-year-old autistic boy. </text:span></text:span></text:p>
      <text:p text:style-name="P2"><text:span text:style-name="Emphasis"><text:span text:style-name="T10">[ <text:s/>Quoting from </text:span></text:span><text:a xlink:type="simple" xlink:href="http://abamath.sourceforge.net/"><text:span text:style-name="Emphasis"><text:span text:style-name="T10">http://abamath.sourceforge.net/</text:span></text:span></text:a><text:span text:style-name="Emphasis"><text:span text:style-name="T10"> <text:s text:c="2"/>]</text:span></text:span></text:p>
      <text:p text:style-name="P3"><text:span text:style-name="Emphasis"><text:span text:style-name="T8">Applied Behavioral Analysis (ABA) therapy, has been used successfully by </text:span></text:span><text:a xlink:type="simple" xlink:href="http://www.lovaas.com/" office:target-frame-name="_top" xlink:show="replace"><text:span text:style-name="Emphasis"><text:span text:style-name="T8">Lovaas</text:span></text:span></text:a><text:span text:style-name="Emphasis"><text:span text:style-name="T8">, et. al., to treat young autistic children.</text:span></text:span></text:p>
      <text:p text:style-name="P3"><text:span text:style-name="Emphasis"><text:span text:style-name="T8"/></text:span></text:p>
      <text:p text:style-name="P3"><text:span text:style-name="Emphasis"><text:span text:style-name="T16">ABA Therapy Overview</text:span></text:span></text:p>
      <text:p text:style-name="P11"><text:tab/>ABA therapy breaks each learning task into several (sometimes many) sub-tasks. For example, to teach a student the task of writing a mark on a piece of paper may require that he first be taught the sub-tasks of picking up a pencil, locating the pointed end, holding the piece of paper, running the point of the pencil against the paper, etc. The number and complexity of sub-tasks will vary with each student. </text:p>
      <text:p text:style-name="P6"><text:span text:style-name="T7"><text:tab/>Each sub-task is taught separately using (sometimes many) </text:span><text:span text:style-name="Emphasis"><text:span text:style-name="T13">Di</text:span></text:span><text:span text:style-name="Emphasis"><text:span text:style-name="T11">screte </text:span></text:span><text:span text:style-name="Emphasis"><text:span text:style-name="T13">T</text:span></text:span><text:span text:style-name="Emphasis"><text:span text:style-name="T11">rials</text:span></text:span><text:span text:style-name="T7"> wherein the student is asked (once) to perform the task. Only after he has done it correctly a certain number of times, and without assistance from the therapist, is the sub-task considered mastered. Then the program moves on to the next sub-task. </text:span></text:p>
      <text:p text:style-name="P7"><text:span text:style-name="T7"><text:tab/>ABA therapy is also characterized by data. The therapists keep records on the results of each trial, for each sub-task, of each task the student is taught. Performance is therefore easily quantified. ABA therapy generates a </text:span><text:span text:style-name="Emphasis"><text:span text:style-name="T7">lot</text:span></text:span><text:span text:style-name="T7"> of data. </text:span></text:p>
      <text:h text:style-name="P9" text:outline-level="3">Stages of Descrete Trial Teaching</text:h>
      <text:list xml:id="list439388301" text:style-name="L1">
        <text:list-item>
          <text:p text:style-name="P16"><text:span text:style-name="T14">Mass Trial (MT): </text:span><text:span text:style-name="T7">Same Sd given each trial, with only one choice offered, </text:span><text:span text:style-name="Emphasis"><text:span text:style-name="T7">e.g., "Touch pencil"</text:span></text:span><text:span text:style-name="T7">, when a pencil is the only item on the table. </text:span></text:p>
        </text:list-item>
        <text:list-item>
          <text:p text:style-name="P16"><text:span text:style-name="T14">Distractor Trial (DT): </text:span><text:span text:style-name="T7">Same Sd given each trial, with several choices offered, </text:span><text:span text:style-name="Emphasis"><text:span text:style-name="T7">e.g., "Touch pencil"</text:span></text:span><text:span text:style-name="T7">, with a pencil and two other "distractor" items on the table. </text:span></text:p>
        </text:list-item>
        <text:list-item>
          <text:p text:style-name="P17"><text:span text:style-name="T2">Random Rotation (RR): </text:span>Similar to DT, but the other items are previously mastered items, and the Sd is usually for the aquisition item but is sometimes for one of the others. </text:p>
        </text:list-item>
        <text:list-item>
          <text:p text:style-name="P12"><text:span text:style-name="T2">Review: </text:span>A random testing of previously mastered items. </text:p>
        </text:list-item>
      </text:list>
      <text:h text:style-name="P10" text:outline-level="3"><text:span text:style-name="Emphasis"><text:span text:style-name="T8">How pyABA Math </text:span></text:span><text:span text:style-name="Emphasis"><text:span text:style-name="T9">tries to use</text:span></text:span><text:span text:style-name="Emphasis"><text:span text:style-name="T8"> </text:span></text:span><text:span text:style-name="Emphasis"><text:span text:style-name="T9">t</text:span></text:span><text:span text:style-name="Emphasis"><text:span text:style-name="T8">hese </text:span></text:span><text:span text:style-name="Emphasis"><text:span text:style-name="T9">m</text:span></text:span><text:span text:style-name="Emphasis"><text:span text:style-name="T8">ethods</text:span></text:span></text:h>
      <text:p text:style-name="P3"><text:span text:style-name="Emphasis"><text:span text:style-name="T8"><text:tab/>ABA Math uses four stages(seven internally) for each acquisition item, three receptive and four expressive. The </text:span></text:span><text:span text:style-name="Emphasis"><text:span text:style-name="T12">aquisition item</text:span></text:span><text:span text:style-name="Emphasis"><text:span text:style-name="T8"> is a single math fact such as "1+2=3". At each stage the student must answer correctly a number of times before going on to the next stage.</text:span></text:span></text:p>
      <text:p text:style-name="P3"><text:span text:style-name="Emphasis"><text:span text:style-name="T15"/></text:span></text:p>
      <text:p text:style-name="P3"><text:span text:style-name="Emphasis"><text:span text:style-name="T17">Level 1</text:span></text:span><text:span text:style-name="Emphasis"><text:span text:style-name="T18"> </text:span></text:span></text:p>
      <text:list xml:id="list346297942" text:style-name="L2">
        <text:list-header>
          <text:p text:style-name="P18"><text:span text:style-name="T2">MT-receptive:</text:span> Acquisition item (AI) in one of three random locations. Student asked to click on it. </text:p>
        </text:list-header>
      </text:list>
      <text:p text:style-name="P20">Level 2</text:p>
      <text:list xml:id="list1748358441" text:continue-numbering="true" text:style-name="L2">
        <text:list-header>
          <text:p text:style-name="P18"><text:span text:style-name="T2">DT-receptive:</text:span> AI + 2 distractors. Student asked to click AI. </text:p>
          <text:p text:style-name="P19"><text:span text:style-name="T2">RR-receptive:</text:span> AI + 2 Mastered items. Student asked to click one (AI about half the time).</text:p>
        </text:list-header>
      </text:list>
      <text:p text:style-name="P8">Level 3</text:p>
      <text:list xml:id="list1437590418" text:continue-numbering="true" text:style-name="L2">
        <text:list-header>
          <text:p text:style-name="P18"><text:span text:style-name="T2">MT-expressive:</text:span> AI problem + AI answer in random locations. Student asked to click answer. </text:p>
          <text:p text:style-name="P18"><text:span text:style-name="T2">DT-expressive:</text:span> AI problem, AI + 2 distractor answers. Student asked to click answer. </text:p>
        </text:list-header>
      </text:list>
      <text:p text:style-name="P21">Level 4</text:p>
      <text:list xml:id="list755665200" text:continue-numbering="true" text:style-name="L2">
        <text:list-header>
          <text:p text:style-name="P18"><text:span text:style-name="T2">RR-expressive:</text:span> AI or MI (AI about half the time) + 10 answers. Student to click answer. </text:p>
          <text:p text:style-name="P13"><text:span text:style-name="T2">Review:</text:span> Either AI or MI randomly chosen, 10 answers. Student to click answer. </text:p>
        </text:list-header>
      </text:list>
      <text:p text:style-name="P14"><text:tab/></text:p>
      <text:p text:style-name="P5"><text:span text:style-name="T7"><text:tab/>After each correct response the student is praised with a verbal </text:span><text:span text:style-name="Emphasis"><text:span text:style-name="T7">"good job!"</text:span></text:span><text:span text:style-name="T7"> After each completed stage he is rewarded with a pleasing </text:span><text:span text:style-name="T9">star</text:span><text:span text:style-name="T7">. Whenever the student fails to response within a set time , he is prompted with a flashing border around the correct item. </text:span></text:p>
      <text:p text:style-name="P4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30T23:13:08</dc:date>
    <dc:creator>su </dc:creator>
    <meta:generator>OpenOffice.org/3.2$Linux OpenOffice.org_project/320m19$Build-9505</meta:generator>
    <meta:editing-duration>PT00H44M32S</meta:editing-duration>
    <meta:editing-cycles>3</meta:editing-cycles>
    <meta:document-statistic meta:table-count="0" meta:image-count="0" meta:object-count="0" meta:page-count="2" meta:paragraph-count="29" meta:word-count="514" meta:character-count="3051"/>
  </office:meta>
</office:document-meta>
</file>